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81265451022727783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25527540280256740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22825697741428129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94909631939724348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18337866738476739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090871729106085680"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0367755436060625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32000882280958441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64873" text:continue-list="list80367755436060625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96508604655538604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7857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6972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28510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261753"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7913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30008327270990391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26955113203290721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329393125685250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8873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178221853112240761"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35213074954395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925219700948119766" text:style-name="L15">
        <text:list-item>
          <text:list>
            <text:list-header>
              <text:p text:style-name="P183">1.5 miles averaging about 9:40/mile and rest 1 min</text:p>
            </text:list-header>
          </text:list>
        </text:list-item>
      </text:list>
      <text:p text:style-name="P24">1 mile in 8:26 and rest 2 min</text:p>
      <text:list xml:id="list520235838620492966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1362752883977117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8218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71568981127349110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4447920951007956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34402192170084158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286266" text:continue-list="list4444479209510079566" text:style-name="L19">
        <text:list-item>
          <text:list>
            <text:list-header>
              <text:p text:style-name="P187">(Pace*HR)=1240</text:p>
            </text:list-header>
          </text:list>
        </text:list-item>
      </text:list>
      <text:list xml:id="list37284114" text:continue-list="list8715689811273491102" text:style-name="L18">
        <text:list-item>
          <text:list>
            <text:list-header>
              <text:p text:style-name="P186">2 miles at 10:46/mile Ave HR= 121 bpm and rest a few minutes</text:p>
            </text:list-header>
          </text:list>
        </text:list-item>
      </text:list>
      <text:list xml:id="list37288629" text:continue-list="list3728626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27781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3351054185831086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3933973942978568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83515054515642203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404230917831221796"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06282831042395602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50172814883609444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6220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6173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84448888287244143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96164938900918124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35865321355601548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48936160226131677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2646994279699694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42746884312038736" text:style-name="L32">
        <text:list-item>
          <text:list>
            <text:list-header>
              <text:p text:style-name="P197">0.25 miles in 2:54</text:p>
              <text:p text:style-name="P197">1 mile in 9:21 going faster as I ran and ending at around 8:30 pace</text:p>
            </text:list-header>
          </text:list>
        </text:list-item>
      </text:list>
      <text:list xml:id="list40411200841973920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4048141038303176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20395860572342133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30623441905654265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54047971137796681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10"><text:soft-page-break/></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52784542457337151"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5T17:01:59.18</dc:date>
    <dc:creator>James Lombardi</dc:creator>
    <meta:editing-duration>P28DT4H18M21S</meta:editing-duration>
    <meta:editing-cycles>2074</meta:editing-cycles>
    <meta:generator>OpenOffice/4.1.2$Win32 OpenOffice.org_project/412m3$Build-9782</meta:generator>
    <meta:document-statistic meta:table-count="0" meta:image-count="9" meta:object-count="0" meta:page-count="206" meta:paragraph-count="5984" meta:word-count="64805" meta:character-count="331956"/>
  </office:meta>
</office:document-meta>
</file>